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T36_133" style:family="text"/>
    <style:style style:name="T36_134" style:family="text"/>
    <style:style style:name="T36_135" style:family="text"/>
    <style:style style:name="T36_13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T38_32" style:family="text"/>
    <style:style style:name="T38_33" style:family="text"/>
    <style:style style:name="T38_34" style:family="text"/>
    <style:style style:name="T38_35" style:family="text"/>
    <style:style style:name="T38_36" style:family="text"/>
    <style:style style:name="T38_37" style:family="text"/>
    <style:style style:name="T38_38" style:family="text"/>
    <style:style style:name="T38_39" style:family="text"/>
    <style:style style:name="T38_40" style:family="text"/>
    <style:style style:name="T38_41" style:family="text"/>
    <style:style style:name="T38_42" style:family="text"/>
    <style:style style:name="T38_43" style:family="text"/>
    <style:style style:name="T38_44" style:family="text"/>
    <style:style style:name="T38_45" style:family="text"/>
    <style:style style:name="T38_46" style:family="text"/>
    <style:style style:name="T38_47" style:family="text"/>
    <style:style style:name="T38_48" style:family="text"/>
    <style:style style:name="T38_49" style:family="text"/>
    <style:style style:name="T38_50" style:family="text"/>
    <style:style style:name="T38_51" style:family="text"/>
    <style:style style:name="T38_52" style:family="text"/>
    <style:style style:name="T38_53" style:family="text"/>
    <style:style style:name="T38_54" style:family="text"/>
    <style:style style:name="T38_55" style:family="text"/>
    <style:style style:name="T38_56" style:family="text"/>
    <style:style style:name="T38_57" style:family="text"/>
    <style:style style:name="T38_58" style:family="text"/>
    <style:style style:name="T38_59" style:family="text"/>
    <style:style style:name="T38_60" style:family="text"/>
    <style:style style:name="T38_61" style:family="text"/>
    <style:style style:name="T38_62" style:family="text"/>
    <style:style style:name="T38_63" style:family="text"/>
    <style:style style:name="T38_64" style:family="text"/>
    <style:style style:name="T38_65" style:family="text"/>
    <style:style style:name="T38_66" style:family="text"/>
    <style:style style:name="T38_67" style:family="text"/>
    <style:style style:name="T38_68" style:family="text"/>
    <style:style style:name="T38_69" style:family="text"/>
    <style:style style:name="T38_70" style:family="text"/>
    <style:style style:name="T38_71" style:family="text"/>
    <style:style style:name="T38_72" style:family="text"/>
    <style:style style:name="T38_73" style:family="text"/>
    <style:style style:name="T38_74" style:family="text"/>
    <style:style style:name="T38_75" style:family="text"/>
    <style:style style:name="T38_76" style:family="text"/>
    <style:style style:name="T38_77" style:family="text"/>
    <style:style style:name="T38_78" style:family="text"/>
    <style:style style:name="T38_79" style:family="text"/>
    <style:style style:name="T38_80" style:family="text"/>
    <style:style style:name="T38_81" style:family="text"/>
    <style:style style:name="T38_82" style:family="text"/>
    <style:style style:name="T38_83" style:family="text"/>
    <style:style style:name="T38_84" style:family="text"/>
    <style:style style:name="T38_85" style:family="text"/>
    <style:style style:name="T38_86" style:family="text"/>
    <style:style style:name="T38_87" style:family="text"/>
    <style:style style:name="T38_88" style:family="text"/>
    <style:style style:name="T38_89" style:family="text"/>
    <style:style style:name="T38_90" style:family="text"/>
    <style:style style:name="T38_91" style:family="text"/>
    <style:style style:name="T38_92" style:family="text"/>
    <style:style style:name="T38_93" style:family="text"/>
    <style:style style:name="T38_94" style:family="text"/>
    <style:style style:name="T38_95" style:family="text"/>
    <style:style style:name="T38_96" style:family="text"/>
    <style:style style:name="T38_97" style:family="text"/>
    <style:style style:name="T38_98" style:family="text"/>
    <style:style style:name="T38_99" style:family="text"/>
    <style:style style:name="T38_100" style:family="text"/>
    <style:style style:name="T38_101" style:family="text"/>
    <style:style style:name="T38_102" style:family="text"/>
    <style:style style:name="T38_103" style:family="text"/>
    <style:style style:name="T38_104" style:family="text"/>
    <style:style style:name="T38_105" style:family="text"/>
    <style:style style:name="T38_106" style:family="text"/>
    <style:style style:name="T38_107" style:family="text"/>
    <style:style style:name="T38_108" style:family="text"/>
    <style:style style:name="T38_109" style:family="text"/>
    <style:style style:name="T38_110" style:family="text"/>
    <style:style style:name="T38_111" style:family="text"/>
    <style:style style:name="T38_112" style:family="text"/>
    <style:style style:name="T38_113" style:family="text"/>
    <style:style style:name="T38_114" style:family="text"/>
    <style:style style:name="T38_115" style:family="text"/>
    <style:style style:name="T38_116" style:family="text"/>
    <style:style style:name="T38_117" style:family="text"/>
    <style:style style:name="T38_118" style:family="text"/>
    <style:style style:name="T38_119" style:family="text"/>
    <style:style style:name="T38_120" style:family="text"/>
    <style:style style:name="T38_121" style:family="text"/>
    <style:style style:name="T38_122" style:family="text"/>
    <style:style style:name="T38_123" style:family="text"/>
    <style:style style:name="T38_124" style:family="text"/>
    <style:style style:name="T38_125" style:family="text"/>
    <style:style style:name="T38_126" style:family="text"/>
    <style:style style:name="T38_127" style:family="text"/>
    <style:style style:name="T38_128" style:family="text"/>
    <style:style style:name="T38_129" style:family="text"/>
    <style:style style:name="T38_130" style:family="text"/>
    <style:style style:name="T38_131" style:family="text"/>
    <style:style style:name="T38_132" style:family="text"/>
    <style:style style:name="T38_133" style:family="text"/>
    <style:style style:name="T38_134" style:family="text"/>
    <style:style style:name="T38_135" style:family="text"/>
    <style:style style:name="T38_136" style:family="text"/>
    <style:style style:name="T38_137" style:family="text"/>
    <style:style style:name="T38_138" style:family="text"/>
    <style:style style:name="T38_139" style:family="text"/>
    <style:style style:name="T38_140" style:family="text"/>
    <style:style style:name="T38_141" style:family="text"/>
    <style:style style:name="T38_142" style:family="text"/>
    <style:style style:name="T38_143" style:family="text"/>
    <style:style style:name="T38_144" style:family="text"/>
    <style:style style:name="T38_145" style:family="text"/>
    <style:style style:name="T38_146" style:family="text"/>
    <style:style style:name="T38_147" style:family="text"/>
    <style:style style:name="T38_148" style:family="text"/>
    <style:style style:name="T38_149" style:family="text"/>
    <style:style style:name="T38_150" style:family="text"/>
    <style:style style:name="T38_151" style:family="text"/>
    <style:style style:name="T38_152" style:family="text"/>
    <style:style style:name="T38_153" style:family="text"/>
    <style:style style:name="T38_154" style:family="text"/>
    <style:style style:name="T38_155" style:family="text"/>
    <style:style style:name="T38_156" style:family="text"/>
    <style:style style:name="T38_157" style:family="text"/>
    <style:style style:name="T38_158" style:family="text"/>
    <style:style style:name="T38_159" style:family="text"/>
    <style:style style:name="T38_160" style:family="text"/>
    <style:style style:name="T38_161" style:family="text"/>
    <style:style style:name="T38_162" style:family="text"/>
    <style:style style:name="T38_163" style:family="text"/>
    <style:style style:name="T38_164" style:family="text"/>
    <style:style style:name="T38_165" style:family="text"/>
    <style:style style:name="T38_166" style:family="text"/>
    <style:style style:name="T38_167" style:family="text"/>
    <style:style style:name="T38_168" style:family="text"/>
    <style:style style:name="T38_169" style:family="text"/>
    <style:style style:name="T38_170" style:family="text"/>
    <style:style style:name="T38_171" style:family="text"/>
    <style:style style:name="T38_172" style:family="text"/>
    <style:style style:name="T38_173" style:family="text"/>
    <style:style style:name="T38_174" style:family="text"/>
    <style:style style:name="T38_175" style:family="text"/>
    <style:style style:name="T38_176" style:family="text"/>
    <style:style style:name="T38_177" style:family="text"/>
    <style:style style:name="T38_178" style:family="text"/>
    <style:style style:name="T38_179" style:family="text"/>
    <style:style style:name="T38_180" style:family="text"/>
    <style:style style:name="T38_181" style:family="text"/>
    <style:style style:name="T38_182" style:family="text"/>
    <style:style style:name="T38_183" style:family="text"/>
    <style:style style:name="T38_184" style:family="text"/>
    <style:style style:name="T38_185" style:family="text"/>
    <style:style style:name="T38_186" style:family="text"/>
    <style:style style:name="T38_187" style:family="text"/>
    <style:style style:name="T38_188" style:family="text"/>
    <style:style style:name="T38_189" style:family="text"/>
    <style:style style:name="T38_190" style:family="text"/>
    <style:style style:name="T38_191" style:family="text"/>
    <style:style style:name="T38_192" style:family="text"/>
    <style:style style:name="T38_193" style:family="text"/>
    <style:style style:name="T38_194" style:family="text"/>
    <style:style style:name="T38_195" style:family="text"/>
    <style:style style:name="T38_196" style:family="text"/>
    <style:style style:name="T38_197" style:family="text"/>
    <style:style style:name="T38_198" style:family="text"/>
    <style:style style:name="T38_199" style:family="text"/>
    <style:style style:name="T38_200" style:family="text"/>
    <style:style style:name="T38_201" style:family="text"/>
    <style:style style:name="T38_202" style:family="text"/>
    <style:style style:name="T38_203" style:family="text"/>
    <style:style style:name="T38_204" style:family="text"/>
    <style:style style:name="T38_205" style:family="text"/>
    <style:style style:name="T38_206" style:family="text"/>
    <style:style style:name="T38_207" style:family="text"/>
    <style:style style:name="T38_208" style:family="text"/>
    <style:style style:name="T38_209" style:family="text"/>
    <style:style style:name="T38_210" style:family="text"/>
    <style:style style:name="T38_211" style:family="text"/>
    <style:style style:name="T38_212" style:family="text"/>
    <style:style style:name="T38_213" style:family="text"/>
    <style:style style:name="T38_214" style:family="text"/>
    <style:style style:name="T38_215" style:family="text"/>
    <style:style style:name="T38_216" style:family="text"/>
    <style:style style:name="T38_217" style:family="text"/>
    <style:style style:name="T38_218" style:family="text"/>
    <style:style style:name="T38_219" style:family="text"/>
    <style:style style:name="T38_220" style:family="text"/>
    <style:style style:name="T38_221" style:family="text"/>
    <style:style style:name="T38_222" style:family="text"/>
    <style:style style:name="T38_223" style:family="text"/>
    <style:style style:name="T38_224" style:family="text"/>
    <style:style style:name="T38_225" style:family="text"/>
    <style:style style:name="T38_226" style:family="text"/>
    <style:style style:name="T38_227" style:family="text"/>
    <style:style style:name="T38_228" style:family="text"/>
    <style:style style:name="T38_229" style:family="text"/>
    <style:style style:name="T38_230" style:family="text"/>
    <style:style style:name="T38_231" style:family="text"/>
    <style:style style:name="T38_232" style:family="text"/>
    <style:style style:name="T38_233" style:family="text"/>
    <style:style style:name="T38_234" style:family="text"/>
    <style:style style:name="T38_235" style:family="text"/>
    <style:style style:name="T38_236" style:family="text"/>
    <style:style style:name="T38_237" style:family="text"/>
    <style:style style:name="T38_238" style:family="text"/>
    <style:style style:name="T38_239" style:family="text"/>
    <style:style style:name="T38_240" style:family="text"/>
    <style:style style:name="T38_241" style:family="text"/>
    <style:style style:name="T38_242" style:family="text"/>
    <style:style style:name="T38_243" style:family="text"/>
    <style:style style:name="T38_244" style:family="text"/>
    <style:style style:name="T38_245" style:family="text"/>
    <style:style style:name="T38_246" style:family="text"/>
    <style:style style:name="T38_247" style:family="text"/>
    <style:style style:name="T38_24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P43" style:family="paragraph" style:parent-style-name="Standard">
      <style:paragraph-properties fo:break-before="auto" fo:line-height="115%" fo:margin-top="0cm" fo:margin-bottom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Мобильный</text:span><text:span text:style-name="T1_2"><text:s/></text:span><text:span text:style-name="T1_3">клиент</text:span><text:span text:style-name="T1_4"><text:s/></text:span><text:span text:style-name="T1_5">offline</text:span><text:span text:style-name="T1_6"><text:s/></text:span><text:span text:style-name="T1_7">радио</text:span></text:p>
      <text:p text:style-name="P2"><text:span text:style-name="T2_1">Приложение</text:span><text:span text:style-name="T2_2"><text:s/></text:span><text:span text:style-name="T2_3">должно</text:span><text:span text:style-name="T2_4"><text:s/></text:span><text:span text:style-name="T2_5">запускаться</text:span><text:span text:style-name="T2_6"><text:s/></text:span><text:span text:style-name="T2_7">под</text:span><text:span text:style-name="T2_8"><text:s/></text:span><text:span text:style-name="T2_9">Windows</text:span><text:span text:style-name="T2_10"><text:s/></text:span><text:span text:style-name="T2_11">Phone</text:span><text:span text:style-name="T2_12"><text:s/>10<text:s/></text:span><text:span text:style-name="T2_13">и</text:span><text:span text:style-name="T2_14"><text:s/></text:span><text:span text:style-name="T2_15">разрабатываться</text:span><text:span text:style-name="T2_16"><text:s/></text:span><text:span text:style-name="T2_17">с</text:span><text:span text:style-name="T2_18"><text:s/></text:span><text:span text:style-name="T2_19">использованием</text:span><text:span text:style-name="T2_20"><text:s/></text:span><text:span text:style-name="T2_21">SQLite</text:span><text:span text:style-name="T2_22"><text:s/></text:span><text:span text:style-name="T2_23">и</text:span><text:span text:style-name="T2_24"><text:s/></text:span><text:span text:style-name="T2_25">unity</text:span><text:span text:style-name="T2_26">3</text:span><text:span text:style-name="T2_27">D</text:span></text:p>
      <text:p text:style-name="P3"/>
      <text:p text:style-name="P4"><text:span text:style-name="T4_1">Кратко</text:span></text:p>
      <text:p text:style-name="P5"><text:span text:style-name="T5_1">Мобильный</text:span><text:span text:style-name="T5_2"><text:s/></text:span><text:span text:style-name="T5_3">клиент</text:span><text:span text:style-name="T5_4"><text:s/></text:span><text:span text:style-name="T5_5">должен</text:span><text:span text:style-name="T5_6"><text:s/></text:span><text:span text:style-name="T5_7">уметь</text:span><text:span text:style-name="T5_8"><text:s/></text:span><text:span text:style-name="T5_9">проигрывать</text:span><text:span text:style-name="T5_10"><text:s/></text:span><text:span text:style-name="T5_11">музыкальные</text:span><text:span text:style-name="T5_12"><text:s/></text:span><text:span text:style-name="T5_13">трэки</text:span><text:span text:style-name="T5_14"><text:s/></text:span><text:span text:style-name="T5_15">из</text:span><text:span text:style-name="T5_16"><text:s/></text:span><text:span text:style-name="T5_17">кэша</text:span><text:span text:style-name="T5_18"><text:s/></text:span><text:span text:style-name="T5_19">без</text:span><text:span text:style-name="T5_20"><text:s/></text:span><text:span text:style-name="T5_21">интернет</text:span><text:span text:style-name="T5_22"><text:s/></text:span><text:span text:style-name="T5_23">соединения</text:span><text:span text:style-name="T5_24">.<text:s/></text:span><text:span text:style-name="T5_25">Кэш</text:span><text:span text:style-name="T5_26"><text:s/></text:span><text:span text:style-name="T5_27">должен</text:span><text:span text:style-name="T5_28"><text:s/></text:span><text:span text:style-name="T5_29">наполняться</text:span><text:span text:style-name="T5_30"><text:s/></text:span><text:span text:style-name="T5_31">с</text:span><text:span text:style-name="T5_32"><text:s/></text:span><text:span text:style-name="T5_33">сервера</text:span><text:span text:style-name="T5_34"><text:s/></text:span><text:span text:style-name="T5_35">при</text:span><text:span text:style-name="T5_36"><text:s/></text:span><text:span text:style-name="T5_37">наличие</text:span><text:span text:style-name="T5_38"><text:s/></text:span><text:span text:style-name="T5_39">интернет</text:span><text:span text:style-name="T5_40"><text:s/></text:span><text:span text:style-name="T5_41">соединения</text:span><text:span text:style-name="T5_42">.</text:span></text:p>
      <text:p text:style-name="P6"/>
      <text:p text:style-name="P7"><text:span text:style-name="T7_1">Подробнее</text:span></text:p>
      <text:p text:style-name="P8"><text:span text:style-name="T8_1">Интерфейс</text:span><text:span text:style-name="T8_2"><text:s/></text:span><text:span text:style-name="T8_3">должен</text:span><text:span text:style-name="T8_4"><text:s/></text:span><text:span text:style-name="T8_5">содержать</text:span><text:span text:style-name="T8_6"><text:s/></text:span><text:span text:style-name="T8_7">всего</text:span><text:span text:style-name="T8_8"><text:s/></text:span><text:span text:style-name="T8_9">две</text:span><text:span text:style-name="T8_10"><text:s/></text:span><text:span text:style-name="T8_11">кнопки</text:span><text:span text:style-name="T8_12"><text:s/></text:span><text:span text:style-name="T8_13">управления</text:span><text:span text:style-name="T8_14"><text:s/></text:span><text:span text:style-name="T8_15">проигрывания</text:span><text:span text:style-name="T8_16"><text:s/></text:span><text:span text:style-name="T8_17">Play</text:span><text:span text:style-name="T8_18">/</text:span><text:span text:style-name="T8_19">Pause</text:span><text:span text:style-name="T8_20"><text:s/></text:span><text:span text:style-name="T8_21">и</text:span><text:span text:style-name="T8_22"><text:s/></text:span><text:span text:style-name="T8_23">Next</text:span><text:span text:style-name="T8_24">,<text:s/></text:span><text:span text:style-name="T8_25">и</text:span><text:span text:style-name="T8_26"><text:s/></text:span><text:span text:style-name="T8_27">область</text:span><text:span text:style-name="T8_28"><text:s/></text:span><text:span text:style-name="T8_29">для</text:span><text:span text:style-name="T8_30"><text:s/></text:span><text:span text:style-name="T8_31">вывода</text:span><text:span text:style-name="T8_32"><text:s/></text:span><text:span text:style-name="T8_33">вспомогательной</text:span><text:span text:style-name="T8_34"><text:s/></text:span><text:span text:style-name="T8_35">информации</text:span><text:span text:style-name="T8_36">,<text:s/></text:span><text:span text:style-name="T8_37">такие</text:span><text:span text:style-name="T8_38"><text:s/></text:span><text:span text:style-name="T8_39">как</text:span><text:span text:style-name="T8_40"><text:s/></text:span><text:span text:style-name="T8_41">ошибки</text:span><text:span text:style-name="T8_42">,<text:s/></text:span><text:span text:style-name="T8_43">информация</text:span><text:span text:style-name="T8_44"><text:s/></text:span><text:span text:style-name="T8_45">о</text:span><text:span text:style-name="T8_46"><text:s/></text:span><text:span text:style-name="T8_47">трэке</text:span><text:span text:style-name="T8_48">,<text:s/></text:span><text:span text:style-name="T8_49">информация</text:span><text:span text:style-name="T8_50"><text:s/></text:span><text:span text:style-name="T8_51">о</text:span><text:span text:style-name="T8_52"><text:s/></text:span><text:span text:style-name="T8_53">кол</text:span><text:span text:style-name="T8_54">-</text:span><text:span text:style-name="T8_55">ве</text:span><text:span text:style-name="T8_56"><text:s/></text:span><text:span text:style-name="T8_57">загруженных</text:span><text:span text:style-name="T8_58"><text:s/></text:span><text:span text:style-name="T8_59">треках</text:span><text:span text:style-name="T8_60">.<text:s/></text:span><text:span text:style-name="T8_61">Так</text:span><text:span text:style-name="T8_62"><text:s/></text:span><text:span text:style-name="T8_63">же</text:span><text:span text:style-name="T8_64"><text:s/></text:span><text:span text:style-name="T8_65">должно</text:span><text:span text:style-name="T8_66"><text:s/></text:span><text:span text:style-name="T8_67">поддерживаться</text:span><text:span text:style-name="T8_68"><text:s/></text:span><text:span text:style-name="T8_69">управление</text:span><text:span text:style-name="T8_70"><text:s/></text:span><text:span text:style-name="T8_71">с</text:span><text:span text:style-name="T8_72"><text:s/></text:span><text:span text:style-name="T8_73">заблокированного</text:span><text:span text:style-name="T8_74"><text:s/></text:span><text:span text:style-name="T8_75">экрана</text:span><text:span text:style-name="T8_76"><text:s/></text:span><text:span text:style-name="T8_77">и</text:span><text:span text:style-name="T8_78"><text:s/></text:span><text:span text:style-name="T8_79">блютуф</text:span><text:span text:style-name="T8_80"><text:s/></text:span><text:span text:style-name="T8_81">кнопок</text:span><text:span text:style-name="T8_82"><text:s/>(</text:span><text:span text:style-name="T8_83">таких</text:span><text:span text:style-name="T8_84"><text:s/></text:span><text:span text:style-name="T8_85">как</text:span><text:span text:style-name="T8_86"><text:s/></text:span><text:span text:style-name="T8_87">кнопки</text:span><text:span text:style-name="T8_88"><text:s/></text:span><text:span text:style-name="T8_89">на</text:span><text:span text:style-name="T8_90"><text:s/></text:span><text:span text:style-name="T8_91">руле</text:span><text:span text:style-name="T8_92"><text:s/></text:span><text:span text:style-name="T8_93">автомобиля</text:span><text:span text:style-name="T8_94">).</text:span></text:p>
      <text:p text:style-name="P9"><text:span text:style-name="T9_1">При</text:span><text:span text:style-name="T9_2"><text:s/></text:span><text:span text:style-name="T9_3">первом</text:span><text:span text:style-name="T9_4"><text:s/></text:span><text:span text:style-name="T9_5">запуске</text:span><text:span text:style-name="T9_6"><text:s/></text:span><text:span text:style-name="T9_7">генерируется</text:span><text:span text:style-name="T9_8"><text:s/></text:span><text:span text:style-name="T9_9">DeviceID</text:span><text:span text:style-name="T9_10"><text:s/></text:span><text:span text:style-name="T9_11">типа</text:span><text:span text:style-name="T9_12"><text:s/></text:span><text:span text:style-name="T9_13">GUID</text:span><text:span text:style-name="T9_14">,<text:s/></text:span><text:span text:style-name="T9_15">и</text:span><text:span text:style-name="T9_16"><text:s/></text:span><text:span text:style-name="T9_17">резервируется</text:span><text:span text:style-name="T9_18"><text:s/>1</text:span><text:span text:style-name="T9_19">GB</text:span><text:span text:style-name="T9_20"><text:s/></text:span><text:span text:style-name="T9_21">памяти</text:span><text:span text:style-name="T9_22"><text:s/></text:span><text:span text:style-name="T9_23">для</text:span><text:span text:style-name="T9_24"><text:s/></text:span><text:span text:style-name="T9_25">кэша</text:span><text:span text:style-name="T9_26"><text:s/></text:span><text:span text:style-name="T9_27">музыкальных</text:span><text:span text:style-name="T9_28"><text:s/></text:span><text:span text:style-name="T9_29">трэков</text:span><text:span text:style-name="T9_30">.<text:s/></text:span></text:p>
      <text:p text:style-name="P10"/>
      <text:p text:style-name="P11"><text:span text:style-name="T11_1">В</text:span><text:span text:style-name="T11_2"><text:s/></text:span><text:span text:style-name="T11_3">БД</text:span><text:span text:style-name="T11_4"><text:s/></text:span><text:span text:style-name="T11_5">должен</text:span><text:span text:style-name="T11_6"><text:s/></text:span><text:span text:style-name="T11_7">храниться</text:span><text:span text:style-name="T11_8"><text:s/></text:span><text:span text:style-name="T11_9">список</text:span><text:span text:style-name="T11_10"><text:s/></text:span><text:span text:style-name="T11_11">загруженных</text:span><text:span text:style-name="T11_12"><text:s/></text:span><text:span text:style-name="T11_13">трэков</text:span><text:span text:style-name="T11_14"><text:s/></text:span><text:span text:style-name="T11_15">со</text:span><text:span text:style-name="T11_16"><text:s/></text:span><text:span text:style-name="T11_17">статистикой</text:span><text:span text:style-name="T11_18"><text:s/></text:span><text:span text:style-name="T11_19">проигрывания</text:span><text:span text:style-name="T11_20">,<text:s/></text:span><text:span text:style-name="T11_21">очередь</text:span><text:span text:style-name="T11_22"><text:s/></text:span><text:span text:style-name="T11_23">на</text:span><text:span text:style-name="T11_24"><text:s/></text:span><text:span text:style-name="T11_25">скачивание</text:span><text:span text:style-name="T11_26"><text:s/></text:span><text:span text:style-name="T11_27">трэков</text:span><text:span text:style-name="T11_28">.<text:s/></text:span></text:p>
      <text:p text:style-name="P12"/>
      <text:p text:style-name="P13"><text:span text:style-name="T13_1">Примерная</text:span><text:span text:style-name="T13_2"><text:s/></text:span><text:span text:style-name="T13_3">архитектура</text:span><text:span text:style-name="T13_4"><text:s/></text:span><text:span text:style-name="T13_5">локальной</text:span><text:span text:style-name="T13_6"><text:s/></text:span><text:span text:style-name="T13_7">БД</text:span></text:p>
      <text:p text:style-name="P14"/>
      <text:p text:style-name="P15"><text:span text:style-name="T15_1">Track</text:span><text:span text:style-name="T15_2"><text:s/>//<text:s/></text:span><text:span text:style-name="T15_3">Список</text:span><text:span text:style-name="T15_4"><text:s/></text:span><text:span text:style-name="T15_5">локальных</text:span><text:span text:style-name="T15_6"><text:s/></text:span><text:span text:style-name="T15_7">трэков</text:span></text:p>
      <text:p text:style-name="P16"><text:span text:style-name="T16_1">ID</text:span><text:span text:style-name="T16_2"><text:s text:c="2"/></text:span><text:span text:style-name="T16_3">GUID</text:span><text:span text:style-name="T16_4"><text:s/>//<text:s/></text:span><text:span text:style-name="T16_5">Уникальный</text:span><text:span text:style-name="T16_6"><text:s/></text:span><text:span text:style-name="T16_7">ID</text:span><text:span text:style-name="T16_8"><text:s/></text:span><text:span text:style-name="T16_9">трэка</text:span></text:p>
      <text:p text:style-name="P17"><text:span text:style-name="T17_1">AvailableLocally</text:span><text:span text:style-name="T17_2"><text:s/></text:span><text:span text:style-name="T17_3">Boolen</text:span><text:span text:style-name="T17_4"><text:s/>//<text:s/></text:span><text:span text:style-name="T17_5">Доступен</text:span><text:span text:style-name="T17_6"><text:s/></text:span><text:span text:style-name="T17_7">ли</text:span><text:span text:style-name="T17_8"><text:s/></text:span><text:span text:style-name="T17_9">трэк</text:span><text:span text:style-name="T17_10"><text:s/></text:span><text:span text:style-name="T17_11">локально</text:span></text:p>
      <text:p text:style-name="P18"><text:span text:style-name="T18_1">Delete</text:span></text:p>
      <text:p text:style-name="P19"/>
      <text:p text:style-name="P20"><text:span text:style-name="T20_1">TrackHistory</text:span></text:p>
      <text:p text:style-name="P21"><text:span text:style-name="T21_1">ID</text:span><text:span text:style-name="T21_2"><text:s/></text:span><text:span text:style-name="T21_3">GUID</text:span></text:p>
      <text:p text:style-name="P22"><text:span text:style-name="T22_1">TrackID</text:span><text:span text:style-name="T22_2"><text:s/></text:span><text:span text:style-name="T22_3">GUID</text:span></text:p>
      <text:p text:style-name="P23"><text:span text:style-name="T23_1">DateTimeListen</text:span><text:span text:style-name="T23_2"><text:s/>//<text:s/></text:span><text:span text:style-name="T23_3">Время</text:span><text:span text:style-name="T23_4"><text:s/></text:span><text:span text:style-name="T23_5">окончания</text:span><text:span text:style-name="T23_6"><text:s/></text:span><text:span text:style-name="T23_7">прослушивания</text:span></text:p>
      <text:p text:style-name="P24"><text:span text:style-name="T24_1">ListenYesNo</text:span><text:span text:style-name="T24_2"><text:s/></text:span><text:span text:style-name="T24_3">Boolean</text:span><text:span text:style-name="T24_4"><text:s/>//<text:s/></text:span><text:span text:style-name="T24_5">Прослушан</text:span><text:span text:style-name="T24_6"><text:s/></text:span><text:span text:style-name="T24_7">или</text:span><text:span text:style-name="T24_8"><text:s/></text:span><text:span text:style-name="T24_9">пропущен</text:span></text:p>
      <text:p text:style-name="P25"><text:span text:style-name="T25_1">UploadStatusYesNo</text:span><text:span text:style-name="T25_2"><text:s/>//<text:s/></text:span><text:span text:style-name="T25_3">Отдали</text:span><text:span text:style-name="T25_4"><text:s/></text:span><text:span text:style-name="T25_5">ли</text:span><text:span text:style-name="T25_6"><text:s/></text:span><text:span text:style-name="T25_7">статистику</text:span><text:span text:style-name="T25_8"><text:s/></text:span><text:span text:style-name="T25_9">на</text:span><text:span text:style-name="T25_10"><text:s/></text:span><text:span text:style-name="T25_11">сервер</text:span></text:p>
      <text:p text:style-name="P26"/>
      <text:p text:style-name="P27"><text:span text:style-name="T27_1">Загрузка</text:span><text:span text:style-name="T27_2"><text:s/></text:span><text:span text:style-name="T27_3">трэков</text:span><text:span text:style-name="T27_4"><text:s/></text:span><text:span text:style-name="T27_5">с</text:span><text:span text:style-name="T27_6"><text:s/></text:span><text:span text:style-name="T27_7">сервера</text:span><text:span text:style-name="T27_8"><text:s/></text:span><text:span text:style-name="T27_9">и</text:span><text:span text:style-name="T27_10"><text:s/></text:span><text:span text:style-name="T27_11">отправка</text:span><text:span text:style-name="T27_12"><text:s/></text:span><text:span text:style-name="T27_13">статистики</text:span><text:span text:style-name="T27_14"><text:s/></text:span><text:span text:style-name="T27_15">на</text:span><text:span text:style-name="T27_16"><text:s/></text:span><text:span text:style-name="T27_17">сервер</text:span><text:span text:style-name="T27_18"><text:s/></text:span><text:span text:style-name="T27_19">осуществляется</text:span><text:span text:style-name="T27_20"><text:s/></text:span><text:span text:style-name="T27_21">посредством</text:span><text:span text:style-name="T27_22"><text:s/></text:span><text:span text:style-name="T27_23">Web</text:span><text:span text:style-name="T27_24"><text:s/></text:span><text:span text:style-name="T27_25">API</text:span></text:p>
      <text:p text:style-name="P28"><text:span text:style-name="T28_1">GetNextTrackID</text:span><text:span text:style-name="T28_2">(</text:span><text:span text:style-name="T28_3">DeviceID</text:span><text:span text:style-name="T28_4">):<text:s/></text:span><text:span text:style-name="T28_5">TrackID</text:span></text:p>
      <text:p text:style-name="P29"><text:span text:style-name="T29_1">GetTrack</text:span><text:span text:style-name="T29_2">(</text:span><text:span text:style-name="T29_3">DeviceID</text:span><text:span text:style-name="T29_4">,<text:s/></text:span><text:span text:style-name="T29_5">TrackID</text:span><text:span text:style-name="T29_6">)</text:span></text:p>
      <text:p text:style-name="P30"><text:span text:style-name="T30_1">SetStatusTrack</text:span><text:span text:style-name="T30_2">(</text:span><text:span text:style-name="T30_3">DeviceID</text:span><text:span text:style-name="T30_4">,<text:s/></text:span><text:span text:style-name="T30_5">TrackID</text:span><text:span text:style-name="T30_6">,<text:s/></text:span><text:span text:style-name="T30_7">ListenYesNo</text:span><text:span text:style-name="T30_8">,<text:s/></text:span><text:span text:style-name="T30_9">DateTimeListen</text:span><text:span text:style-name="T30_10"><text:s/>)<text:s/></text:span><text:span text:style-name="T30_11">где</text:span><text:span text:style-name="T30_12"><text:s/></text:span><text:span text:style-name="T30_13">ListenYesNo</text:span><text:span text:style-name="T30_14"><text:s/></text:span><text:span text:style-name="T30_15">это</text:span><text:span text:style-name="T30_16"><text:s/></text:span><text:span text:style-name="T30_17">True</text:span><text:span text:style-name="T30_18"><text:s/></text:span><text:span text:style-name="T30_19">если</text:span><text:span text:style-name="T30_20"><text:s/></text:span><text:span text:style-name="T30_21">прослушан</text:span><text:span text:style-name="T30_22"><text:s/></text:span><text:span text:style-name="T30_23">и</text:span><text:span text:style-name="T30_24"><text:s/></text:span><text:span text:style-name="T30_25">False</text:span><text:span text:style-name="T30_26"><text:s/></text:span><text:span text:style-name="T30_27">если</text:span><text:span text:style-name="T30_28"><text:s/></text:span><text:span text:style-name="T30_29">пропущен</text:span><text:span text:style-name="T30_30">.<text:s/></text:span><text:span text:style-name="T30_31">DateTimeListen</text:span><text:span text:style-name="T30_32"><text:s/></text:span><text:span text:style-name="T30_33">это</text:span><text:span text:style-name="T30_34"><text:s/></text:span><text:span text:style-name="T30_35">время</text:span><text:span text:style-name="T30_36"><text:s/></text:span><text:span text:style-name="T30_37">окончания</text:span><text:span text:style-name="T30_38"><text:s/></text:span><text:span text:style-name="T30_39">проигрывания</text:span><text:span text:style-name="T30_40"><text:s/></text:span><text:span text:style-name="T30_41">трэка</text:span><text:span text:style-name="T30_42">.<text:s/></text:span><text:span text:style-name="T30_43">Записывается</text:span><text:span text:style-name="T30_44"><text:s/></text:span><text:span text:style-name="T30_45">окончания</text:span><text:span text:style-name="T30_46"><text:s/></text:span><text:span text:style-name="T30_47">а</text:span><text:span text:style-name="T30_48"><text:s/></text:span><text:span text:style-name="T30_49">не</text:span><text:span text:style-name="T30_50"><text:s/></text:span><text:span text:style-name="T30_51">начало</text:span><text:span text:style-name="T30_52"><text:s/></text:span><text:span text:style-name="T30_53">проигрывания</text:span><text:span text:style-name="T30_54"><text:s/></text:span><text:span text:style-name="T30_55">так</text:span><text:span text:style-name="T30_56"><text:s/></text:span><text:span text:style-name="T30_57">как</text:span><text:span text:style-name="T30_58"><text:s/></text:span><text:span text:style-name="T30_59">проигрался</text:span><text:span text:style-name="T30_60"><text:s/></text:span><text:span text:style-name="T30_61">трэк</text:span><text:span text:style-name="T30_62"><text:s/></text:span><text:span text:style-name="T30_63">или</text:span><text:span text:style-name="T30_64"><text:s/></text:span><text:span text:style-name="T30_65">нет</text:span><text:span text:style-name="T30_66"><text:s/></text:span><text:span text:style-name="T30_67">мы</text:span><text:span text:style-name="T30_68"><text:s/></text:span><text:span text:style-name="T30_69">знаем</text:span><text:span text:style-name="T30_70"><text:s/></text:span><text:span text:style-name="T30_71">лишь</text:span><text:span text:style-name="T30_72"><text:s/></text:span><text:span text:style-name="T30_73">по</text:span><text:span text:style-name="T30_74"><text:s/></text:span><text:span text:style-name="T30_75">при</text:span><text:span text:style-name="T30_76"><text:s/></text:span><text:span text:style-name="T30_77">пропуске</text:span><text:span text:style-name="T30_78"><text:s/></text:span><text:span text:style-name="T30_79">или</text:span><text:span text:style-name="T30_80"><text:s/></text:span><text:span text:style-name="T30_81">проигрыванию</text:span><text:span text:style-name="T30_82"><text:s/></text:span><text:span text:style-name="T30_83">трэка</text:span><text:span text:style-name="T30_84">.<text:s/></text:span></text:p>
      <text:p text:style-name="P31"/>
      <text:p text:style-name="P32"><text:span text:style-name="T32_1">При</text:span><text:span text:style-name="T32_2"><text:s/></text:span><text:span text:style-name="T32_3">запуске</text:span><text:span text:style-name="T32_4"><text:s/></text:span><text:span text:style-name="T32_5">приложение</text:span><text:span text:style-name="T32_6"><text:s/></text:span><text:span text:style-name="T32_7">должно</text:span><text:span text:style-name="T32_8"><text:s/></text:span><text:span text:style-name="T32_9">автоматически</text:span><text:span text:style-name="T32_10"><text:s/></text:span><text:span text:style-name="T32_11">начать</text:span><text:span text:style-name="T32_12"><text:s/></text:span><text:span text:style-name="T32_13">процесс</text:span><text:span text:style-name="T32_14"><text:s/></text:span><text:span text:style-name="T32_15">проигрывания</text:span><text:span text:style-name="T32_16"><text:s/></text:span><text:span text:style-name="T32_17">трэков</text:span><text:span text:style-name="T32_18"><text:s/></text:span><text:span text:style-name="T32_19">имеющихся</text:span><text:span text:style-name="T32_20"><text:s/></text:span><text:span text:style-name="T32_21">в</text:span><text:span text:style-name="T32_22"><text:s/></text:span><text:span text:style-name="T32_23">кэше</text:span><text:span text:style-name="T32_24"><text:s/></text:span><text:span text:style-name="T32_25">если</text:span><text:span text:style-name="T32_26"><text:s/></text:span><text:span text:style-name="T32_27">они</text:span><text:span text:style-name="T32_28"><text:s/></text:span><text:span text:style-name="T32_29">есть</text:span><text:span text:style-name="T32_30">,<text:s/></text:span><text:span text:style-name="T32_31">если</text:span><text:span text:style-name="T32_32"><text:s/></text:span><text:span text:style-name="T32_33">трэков</text:span><text:span text:style-name="T32_34"><text:s/></text:span><text:span text:style-name="T32_35">нет</text:span><text:span text:style-name="T32_36"><text:s/></text:span><text:span text:style-name="T32_37">то</text:span><text:span text:style-name="T32_38"><text:s/></text:span><text:span text:style-name="T32_39">должно</text:span><text:span text:style-name="T32_40"><text:s/></text:span><text:span text:style-name="T32_41">выдаться</text:span><text:span text:style-name="T32_42"><text:s/></text:span><text:span text:style-name="T32_43">сообщение</text:span><text:span text:style-name="T32_44"><text:s/></text:span><text:span text:style-name="T32_45">о</text:span><text:span text:style-name="T32_46"><text:s/></text:span><text:span text:style-name="T32_47">том</text:span><text:span text:style-name="T32_48"><text:s/></text:span><text:span text:style-name="T32_49">что</text:span><text:span text:style-name="T32_50"><text:s/></text:span><text:span text:style-name="T32_51">трэков</text:span><text:span text:style-name="T32_52">.<text:s/></text:span><text:span text:style-name="T32_53">Если</text:span><text:span text:style-name="T32_54"><text:s/></text:span><text:span text:style-name="T32_55">интернет</text:span><text:span text:style-name="T32_56"><text:s/></text:span><text:span text:style-name="T32_57">соединения</text:span><text:span text:style-name="T32_58"><text:s/></text:span><text:span text:style-name="T32_59">нету</text:span><text:span text:style-name="T32_60"><text:s/></text:span><text:span text:style-name="T32_61">то</text:span><text:span text:style-name="T32_62"><text:s/></text:span><text:span text:style-name="T32_63">должно</text:span><text:span text:style-name="T32_64"><text:s/></text:span><text:span text:style-name="T32_65">выдаться</text:span><text:span text:style-name="T32_66"><text:s/></text:span><text:span text:style-name="T32_67">сообщение</text:span><text:span text:style-name="T32_68"><text:s/></text:span><text:span text:style-name="T32_69">что</text:span><text:span text:style-name="T32_70"><text:s/>“</text:span><text:span text:style-name="T32_71">Нет</text:span><text:span text:style-name="T32_72"><text:s/></text:span><text:span text:style-name="T32_73">связи</text:span><text:span text:style-name="T32_74"><text:s/></text:span><text:span text:style-name="T32_75">с</text:span><text:span text:style-name="T32_76"><text:s/></text:span><text:span text:style-name="T32_77">сервером</text:span><text:span text:style-name="T32_78">”,<text:s/></text:span><text:span text:style-name="T32_79">если</text:span><text:span text:style-name="T32_80"><text:s/></text:span><text:span text:style-name="T32_81">интернет</text:span><text:span text:style-name="T32_82"><text:s/></text:span><text:span text:style-name="T32_83">есть</text:span><text:span text:style-name="T32_84"><text:s/></text:span><text:span text:style-name="T32_85">а</text:span><text:span text:style-name="T32_86"><text:s/></text:span><text:span text:style-name="T32_87">трэков</text:span><text:span text:style-name="T32_88"><text:s/></text:span><text:span text:style-name="T32_89">нет</text:span><text:span text:style-name="T32_90"><text:s/></text:span><text:span text:style-name="T32_91">то</text:span><text:span text:style-name="T32_92"><text:s/>“</text:span><text:span text:style-name="T32_93">Ожидайте</text:span><text:span text:style-name="T32_94"><text:s/></text:span><text:span text:style-name="T32_95">загрузки</text:span><text:span text:style-name="T32_96"><text:s/></text:span><text:span text:style-name="T32_97">трэка</text:span><text:span text:style-name="T32_98"><text:s/></text:span><text:span text:style-name="T32_99">в</text:span><text:span text:style-name="T32_100"><text:s/></text:span><text:span text:style-name="T32_101">кэш</text:span><text:span text:style-name="T32_102">”.<text:s/></text:span></text:p>
      <text:p text:style-name="P33"/>
      <text:p text:style-name="P34"><text:span text:style-name="T34_1">При</text:span><text:span text:style-name="T34_2"><text:s/></text:span><text:span text:style-name="T34_3">нажатие</text:span><text:span text:style-name="T34_4"><text:s/></text:span><text:span text:style-name="T34_5">на</text:span><text:span text:style-name="T34_6"><text:s/></text:span><text:span text:style-name="T34_7">кнопку</text:span><text:span text:style-name="T34_8"><text:s/></text:span><text:span text:style-name="T34_9">Play</text:span><text:span text:style-name="T34_10">/</text:span><text:span text:style-name="T34_11">Pause</text:span><text:span text:style-name="T34_12"><text:s/></text:span><text:span text:style-name="T34_13">проигрывание</text:span><text:span text:style-name="T34_14"><text:s/></text:span><text:span text:style-name="T34_15">трэков</text:span><text:span text:style-name="T34_16"><text:s/></text:span><text:span text:style-name="T34_17">должно</text:span><text:span text:style-name="T34_18"><text:s/></text:span><text:span text:style-name="T34_19">продолжаться</text:span><text:span text:style-name="T34_20"><text:s/></text:span><text:span text:style-name="T34_21">или</text:span><text:span text:style-name="T34_22"><text:s/></text:span><text:span text:style-name="T34_23">приостанавливаться</text:span><text:span text:style-name="T34_24"><text:s/></text:span><text:span text:style-name="T34_25">в</text:span><text:span text:style-name="T34_26"><text:s/></text:span><text:span text:style-name="T34_27">зависимости</text:span><text:span text:style-name="T34_28"><text:s/></text:span><text:span text:style-name="T34_29">от</text:span><text:span text:style-name="T34_30"><text:s/></text:span><text:span text:style-name="T34_31">предыдущего</text:span><text:span text:style-name="T34_32"><text:s/></text:span><text:span text:style-name="T34_33">состояния</text:span><text:span text:style-name="T34_34"><text:s/></text:span><text:span text:style-name="T34_35">и</text:span><text:span text:style-name="T34_36"><text:s/></text:span><text:span text:style-name="T34_37">так</text:span><text:span text:style-name="T34_38"><text:s/></text:span><text:span text:style-name="T34_39">же</text:span><text:span text:style-name="T34_40"><text:s/></text:span><text:span text:style-name="T34_41">должно</text:span><text:span text:style-name="T34_42"><text:s/></text:span><text:span text:style-name="T34_43">меняться</text:span><text:span text:style-name="T34_44"><text:s/></text:span><text:span text:style-name="T34_45">визуальное</text:span><text:span text:style-name="T34_46"><text:s/></text:span><text:span text:style-name="T34_47">состояние</text:span><text:span text:style-name="T34_48"><text:s/></text:span><text:span text:style-name="T34_49">кнопки</text:span><text:span text:style-name="T34_50">.<text:s/></text:span><text:span text:style-name="T34_51">При</text:span><text:span text:style-name="T34_52"><text:s/></text:span><text:span text:style-name="T34_53">нажатие</text:span><text:span text:style-name="T34_54"><text:s/></text:span><text:span text:style-name="T34_55">на</text:span><text:span text:style-name="T34_56"><text:s/></text:span><text:span text:style-name="T34_57">кнопку</text:span><text:span text:style-name="T34_58"><text:s/></text:span><text:span text:style-name="T34_59">Next</text:span><text:span text:style-name="T34_60"><text:s/></text:span><text:span text:style-name="T34_61">приложение</text:span><text:span text:style-name="T34_62"><text:s/></text:span><text:span text:style-name="T34_63">должно</text:span><text:span text:style-name="T34_64"><text:s/></text:span><text:span text:style-name="T34_65">пропустить</text:span><text:span text:style-name="T34_66"><text:s/></text:span><text:span text:style-name="T34_67">текущий</text:span><text:span text:style-name="T34_68"><text:s/></text:span><text:span text:style-name="T34_69">трэк</text:span><text:span text:style-name="T34_70"><text:s/></text:span><text:span text:style-name="T34_71">и</text:span><text:span text:style-name="T34_72"><text:s/></text:span><text:span text:style-name="T34_73">начать</text:span><text:span text:style-name="T34_74"><text:s/></text:span><text:span text:style-name="T34_75">проигрывать</text:span><text:span text:style-name="T34_76"><text:s/></text:span><text:span text:style-name="T34_77">следующий</text:span><text:span text:style-name="T34_78">.<text:s/></text:span><text:span text:style-name="T34_79">По</text:span><text:span text:style-name="T34_80"><text:s/></text:span><text:span text:style-name="T34_81">окончанию</text:span><text:span text:style-name="T34_82"><text:s/></text:span><text:span text:style-name="T34_83">прослушивания</text:span><text:span text:style-name="T34_84"><text:s/></text:span><text:span text:style-name="T34_85">трэка</text:span><text:span text:style-name="T34_86"><text:s/>(</text:span><text:span text:style-name="T34_87">дослушали</text:span><text:span text:style-name="T34_88"><text:s/></text:span><text:span text:style-name="T34_89">до</text:span><text:span text:style-name="T34_90"><text:s/></text:span><text:span text:style-name="T34_91">конца</text:span><text:span text:style-name="T34_92"><text:s/></text:span><text:span text:style-name="T34_93">или</text:span><text:span text:style-name="T34_94"><text:s/></text:span><text:span text:style-name="T34_95">пропустили</text:span><text:span text:style-name="T34_96">)<text:s/></text:span><text:span text:style-name="T34_97">статистика</text:span><text:span text:style-name="T34_98"><text:s/></text:span><text:span text:style-name="T34_99">записывается</text:span><text:span text:style-name="T34_100"><text:s/></text:span><text:span text:style-name="T34_101">в</text:span><text:span text:style-name="T34_102"><text:s/></text:span><text:span text:style-name="T34_103">БД</text:span><text:span text:style-name="T34_104"><text:s/></text:span><text:span text:style-name="T34_105">и</text:span><text:span text:style-name="T34_106"><text:s/></text:span><text:span text:style-name="T34_107">проигрывается</text:span><text:span text:style-name="T34_108"><text:s/></text:span><text:span text:style-name="T34_109">следующий</text:span><text:span text:style-name="T34_110"><text:s/></text:span><text:span text:style-name="T34_111">трэк</text:span><text:span text:style-name="T34_112">.</text:span></text:p>
      <text:p text:style-name="P35"/>
      <text:p text:style-name="P36"><text:span text:style-name="T36_1">Для</text:span><text:span text:style-name="T36_2"><text:s/></text:span><text:span text:style-name="T36_3">прослушивания</text:span><text:span text:style-name="T36_4"><text:s/></text:span><text:span text:style-name="T36_5">выбирается</text:span><text:span text:style-name="T36_6"><text:s/></text:span><text:span text:style-name="T36_7">локальный</text:span><text:span text:style-name="T36_8"><text:s/></text:span><text:span text:style-name="T36_9">трэк</text:span><text:span text:style-name="T36_10"><text:s/></text:span><text:span text:style-name="T36_11">по</text:span><text:span text:style-name="T36_12"><text:s/></text:span><text:span text:style-name="T36_13">следующему</text:span><text:span text:style-name="T36_14"><text:s/></text:span><text:span text:style-name="T36_15">алгоритму</text:span><text:span text:style-name="T36_16">.<text:s/></text:span><text:span text:style-name="T36_17">Находится</text:span><text:span text:style-name="T36_18"><text:s/></text:span><text:span text:style-name="T36_19">кол</text:span><text:span text:style-name="T36_20">-</text:span><text:span text:style-name="T36_21">во</text:span><text:span text:style-name="T36_22"><text:s/></text:span><text:span text:style-name="T36_23">минимальных</text:span><text:span text:style-name="T36_24"><text:s/></text:span><text:span text:style-name="T36_25">пропусков</text:span><text:span text:style-name="T36_26"><text:s/></text:span><text:span text:style-name="T36_27">у</text:span><text:span text:style-name="T36_28"><text:s/></text:span><text:span text:style-name="T36_29">трэков</text:span><text:span text:style-name="T36_30">,<text:s/></text:span><text:span text:style-name="T36_31">в</text:span><text:span text:style-name="T36_32"><text:s/></text:span><text:span text:style-name="T36_33">общем</text:span><text:span text:style-name="T36_34"><text:s/></text:span><text:span text:style-name="T36_35">случае</text:span><text:span text:style-name="T36_36"><text:s/></text:span><text:span text:style-name="T36_37">это</text:span><text:span text:style-name="T36_38"><text:s/>0.<text:s/></text:span><text:span text:style-name="T36_39">Если</text:span><text:span text:style-name="T36_40"><text:s/></text:span><text:span text:style-name="T36_41">давно</text:span><text:span text:style-name="T36_42"><text:s/></text:span><text:span text:style-name="T36_43">не</text:span><text:span text:style-name="T36_44"><text:s/></text:span><text:span text:style-name="T36_45">обновлялся</text:span><text:span text:style-name="T36_46"><text:s/></text:span><text:span text:style-name="T36_47">кэш</text:span><text:span text:style-name="T36_48"><text:s/></text:span><text:span text:style-name="T36_49">то</text:span><text:span text:style-name="T36_50"><text:s/>1<text:s/></text:span><text:span text:style-name="T36_51">или</text:span><text:span text:style-name="T36_52"><text:s/>2.<text:s/></text:span><text:span text:style-name="T36_53">Среди</text:span><text:span text:style-name="T36_54"><text:s/></text:span><text:span text:style-name="T36_55">трэков</text:span><text:span text:style-name="T36_56"><text:s/></text:span><text:span text:style-name="T36_57">с</text:span><text:span text:style-name="T36_58"><text:s/></text:span><text:span text:style-name="T36_59">данным</text:span><text:span text:style-name="T36_60"><text:s/></text:span><text:span text:style-name="T36_61">кол</text:span><text:span text:style-name="T36_62">-</text:span><text:span text:style-name="T36_63">вом</text:span><text:span text:style-name="T36_64"><text:s/></text:span><text:span text:style-name="T36_65">пропусков</text:span><text:span text:style-name="T36_66"><text:s/></text:span><text:span text:style-name="T36_67">ищется</text:span><text:span text:style-name="T36_68"><text:s/></text:span><text:span text:style-name="T36_69">первый</text:span><text:span text:style-name="T36_70"><text:s/></text:span><text:span text:style-name="T36_71">попавшийся</text:span><text:span text:style-name="T36_72"><text:s/></text:span><text:span text:style-name="T36_73">трэк</text:span><text:span text:style-name="T36_74"><text:s/></text:span><text:span text:style-name="T36_75">с</text:span><text:span text:style-name="T36_76"><text:s/></text:span><text:span text:style-name="T36_77">минимальным</text:span><text:span text:style-name="T36_78"><text:s/></text:span><text:span text:style-name="T36_79">количеством</text:span><text:span text:style-name="T36_80"><text:s/></text:span><text:span text:style-name="T36_81">прослушиваний</text:span><text:span text:style-name="T36_82">.<text:s/></text:span><text:span text:style-name="T36_83">Таким</text:span><text:span text:style-name="T36_84"><text:s/></text:span><text:span text:style-name="T36_85">образом</text:span><text:span text:style-name="T36_86"><text:s/></text:span><text:span text:style-name="T36_87">пользователь</text:span><text:span text:style-name="T36_88"><text:s/></text:span><text:span text:style-name="T36_89">в</text:span><text:span text:style-name="T36_90"><text:s/></text:span><text:span text:style-name="T36_91">первую</text:span><text:span text:style-name="T36_92"><text:s/></text:span><text:span text:style-name="T36_93">очередь</text:span><text:span text:style-name="T36_94"><text:s/></text:span><text:span text:style-name="T36_95">слушает</text:span><text:span text:style-name="T36_96"><text:s/></text:span><text:span text:style-name="T36_97">трэки</text:span><text:span text:style-name="T36_98"><text:s/></text:span><text:span text:style-name="T36_99">которые</text:span><text:span text:style-name="T36_100"><text:s/></text:span><text:span text:style-name="T36_101">он</text:span><text:span text:style-name="T36_102"><text:s/></text:span><text:span text:style-name="T36_103">еще</text:span><text:span text:style-name="T36_104"><text:s/></text:span><text:span text:style-name="T36_105">не</text:span><text:span text:style-name="T36_106"><text:s/></text:span><text:span text:style-name="T36_107">пропускал</text:span><text:span text:style-name="T36_108"><text:s/></text:span><text:span text:style-name="T36_109">и</text:span><text:span text:style-name="T36_110"><text:s/></text:span><text:span text:style-name="T36_111">не</text:span><text:span text:style-name="T36_112"><text:s/></text:span><text:span text:style-name="T36_113">слушал</text:span><text:span text:style-name="T36_114">.<text:s/></text:span><text:span text:style-name="T36_115">А</text:span><text:span text:style-name="T36_116"><text:s/></text:span><text:span text:style-name="T36_117">только</text:span><text:span text:style-name="T36_118"><text:s/></text:span><text:span text:style-name="T36_119">потом</text:span><text:span text:style-name="T36_120"><text:s/></text:span><text:span text:style-name="T36_121">идут</text:span><text:span text:style-name="T36_122"><text:s/></text:span><text:span text:style-name="T36_123">повторы</text:span><text:span text:style-name="T36_124"><text:s/></text:span><text:span text:style-name="T36_125">или</text:span><text:span text:style-name="T36_126"><text:s/></text:span><text:span text:style-name="T36_127">попытки</text:span><text:span text:style-name="T36_128"><text:s/></text:span><text:span text:style-name="T36_129">проиграть</text:span><text:span text:style-name="T36_130"><text:s/></text:span><text:span text:style-name="T36_131">не</text:span><text:span text:style-name="T36_132"><text:s/></text:span><text:span text:style-name="T36_133">понравившийся</text:span><text:span text:style-name="T36_134"><text:s/></text:span><text:span text:style-name="T36_135">трэк</text:span><text:span text:style-name="T36_136">.</text:span></text:p>
      <text:p text:style-name="P37"/>
      <text:p text:style-name="P38"><text:span text:style-name="T38_1">В</text:span><text:span text:style-name="T38_2"><text:s/></text:span><text:span text:style-name="T38_3">фоновом</text:span><text:span text:style-name="T38_4"><text:s/></text:span><text:span text:style-name="T38_5">процессе</text:span><text:span text:style-name="T38_6">,<text:s/></text:span><text:span text:style-name="T38_7">в</text:span><text:span text:style-name="T38_8"><text:s/></text:span><text:span text:style-name="T38_9">независимости</text:span><text:span text:style-name="T38_10"><text:s/></text:span><text:span text:style-name="T38_11">от</text:span><text:span text:style-name="T38_12"><text:s/></text:span><text:span text:style-name="T38_13">прослушивания</text:span><text:span text:style-name="T38_14"><text:s/></text:span><text:span text:style-name="T38_15">трэков</text:span><text:span text:style-name="T38_16">,<text:s/></text:span><text:span text:style-name="T38_17">идет</text:span><text:span text:style-name="T38_18"><text:s/></text:span><text:span text:style-name="T38_19">общение</text:span><text:span text:style-name="T38_20"><text:s/></text:span><text:span text:style-name="T38_21">с</text:span><text:span text:style-name="T38_22"><text:s/></text:span><text:span text:style-name="T38_23">сервером</text:span><text:span text:style-name="T38_24">.<text:s/></text:span><text:span text:style-name="T38_25">В</text:span><text:span text:style-name="T38_26"><text:s/></text:span><text:span text:style-name="T38_27">первую</text:span><text:span text:style-name="T38_28"><text:s/></text:span><text:span text:style-name="T38_29">очередь</text:span><text:span text:style-name="T38_30"><text:s/></text:span><text:span text:style-name="T38_31">отдается</text:span><text:span text:style-name="T38_32"><text:s/></text:span><text:span text:style-name="T38_33">статистика</text:span><text:span text:style-name="T38_34"><text:s/></text:span><text:span text:style-name="T38_35">на</text:span><text:span text:style-name="T38_36"><text:s/></text:span><text:span text:style-name="T38_37">сервер</text:span><text:span text:style-name="T38_38"><text:s/></text:span><text:span text:style-name="T38_39">если</text:span><text:span text:style-name="T38_40"><text:s/></text:span><text:span text:style-name="T38_41">есть</text:span><text:span text:style-name="T38_42"><text:s/></text:span><text:span text:style-name="T38_43">что</text:span><text:span text:style-name="T38_44"><text:s/></text:span><text:span text:style-name="T38_45">передавать</text:span><text:span text:style-name="T38_46">.<text:s/></text:span><text:span text:style-name="T38_47">Далее</text:span><text:span text:style-name="T38_48"><text:s/></text:span><text:span text:style-name="T38_49">происходит</text:span><text:span text:style-name="T38_50"><text:s/></text:span><text:span text:style-name="T38_51">чистка</text:span><text:span text:style-name="T38_52"><text:s/></text:span><text:span text:style-name="T38_53">кэша</text:span><text:span text:style-name="T38_54">.<text:s text:c="2"/></text:span><text:span text:style-name="T38_55">Если</text:span><text:span text:style-name="T38_56"><text:s/></text:span><text:span text:style-name="T38_57">заполнен</text:span><text:span text:style-name="T38_58"><text:s/></text:span><text:span text:style-name="T38_59">более</text:span><text:span text:style-name="T38_60"><text:s/></text:span><text:span text:style-name="T38_61">чем</text:span><text:span text:style-name="T38_62"><text:s/></text:span><text:span text:style-name="T38_63">на</text:span><text:span text:style-name="T38_64"><text:s/>90%<text:s/></text:span><text:span text:style-name="T38_65">то</text:span><text:span text:style-name="T38_66"><text:s/></text:span><text:span text:style-name="T38_67">удаляtтся</text:span><text:span text:style-name="T38_68"><text:s/>“</text:span><text:span text:style-name="T38_69">лишний</text:span><text:span text:style-name="T38_70">”<text:s/></text:span><text:span text:style-name="T38_71">файл</text:span><text:span text:style-name="T38_72">.<text:s/></text:span><text:span text:style-name="T38_73">Если</text:span><text:span text:style-name="T38_74"><text:s/></text:span><text:span text:style-name="T38_75">после</text:span><text:span text:style-name="T38_76"><text:s/></text:span><text:span text:style-name="T38_77">удаления</text:span><text:span text:style-name="T38_78"><text:s/></text:span><text:span text:style-name="T38_79">файла</text:span><text:span text:style-name="T38_80"><text:s/></text:span><text:span text:style-name="T38_81">всё</text:span><text:span text:style-name="T38_82"><text:s/></text:span><text:span text:style-name="T38_83">равно</text:span><text:span text:style-name="T38_84"><text:s/></text:span><text:span text:style-name="T38_85">занято</text:span><text:span text:style-name="T38_86"><text:s/></text:span><text:span text:style-name="T38_87">более</text:span><text:span text:style-name="T38_88"><text:s/>90%<text:s/></text:span><text:span text:style-name="T38_89">кэша</text:span><text:span text:style-name="T38_90"><text:s/></text:span><text:span text:style-name="T38_91">то</text:span><text:span text:style-name="T38_92"><text:s/></text:span><text:span text:style-name="T38_93">удаляется</text:span><text:span text:style-name="T38_94"><text:s/></text:span><text:span text:style-name="T38_95">еще</text:span><text:span text:style-name="T38_96"><text:s/></text:span><text:span text:style-name="T38_97">лишний</text:span><text:span text:style-name="T38_98"><text:s/></text:span><text:span text:style-name="T38_99">файл</text:span><text:span text:style-name="T38_100"><text:s/></text:span><text:span text:style-name="T38_101">пока</text:span><text:span text:style-name="T38_102"><text:s/></text:span><text:span text:style-name="T38_103">не</text:span><text:span text:style-name="T38_104"><text:s/></text:span><text:span text:style-name="T38_105">станет</text:span><text:span text:style-name="T38_106"><text:s/></text:span><text:span text:style-name="T38_107">более</text:span><text:span text:style-name="T38_108"><text:s/>10%<text:s/></text:span><text:span text:style-name="T38_109">свободного</text:span><text:span text:style-name="T38_110"><text:s/></text:span><text:span text:style-name="T38_111">места</text:span><text:span text:style-name="T38_112"><text:s/></text:span><text:span text:style-name="T38_113">в</text:span><text:span text:style-name="T38_114"><text:s/></text:span><text:span text:style-name="T38_115">кэше</text:span><text:span text:style-name="T38_116">.<text:s/></text:span><text:span text:style-name="T38_117">Лишними</text:span><text:span text:style-name="T38_118"><text:s/></text:span><text:span text:style-name="T38_119">считаются</text:span><text:span text:style-name="T38_120"><text:s/></text:span><text:span text:style-name="T38_121">в</text:span><text:span text:style-name="T38_122"><text:s/></text:span><text:span text:style-name="T38_123">первую</text:span><text:span text:style-name="T38_124"><text:s/></text:span><text:span text:style-name="T38_125">очередь</text:span><text:span text:style-name="T38_126"><text:s/></text:span><text:span text:style-name="T38_127">трэки</text:span><text:span text:style-name="T38_128"><text:s/></text:span><text:span text:style-name="T38_129">пропущенные</text:span><text:span text:style-name="T38_130"><text:s/></text:span><text:span text:style-name="T38_131">максимальное</text:span><text:span text:style-name="T38_132"><text:s/></text:span><text:span text:style-name="T38_133">кол</text:span><text:span text:style-name="T38_134">-</text:span><text:span text:style-name="T38_135">во</text:span><text:span text:style-name="T38_136"><text:s/></text:span><text:span text:style-name="T38_137">раз</text:span><text:span text:style-name="T38_138">.<text:s/></text:span><text:span text:style-name="T38_139">Далее</text:span><text:span text:style-name="T38_140"><text:s/></text:span><text:span text:style-name="T38_141">лишними</text:span><text:span text:style-name="T38_142"><text:s/></text:span><text:span text:style-name="T38_143">считаются</text:span><text:span text:style-name="T38_144"><text:s/></text:span><text:span text:style-name="T38_145">трэки</text:span><text:span text:style-name="T38_146"><text:s/></text:span><text:span text:style-name="T38_147">прослушанные</text:span><text:span text:style-name="T38_148"><text:s/></text:span><text:span text:style-name="T38_149">максимальное</text:span><text:span text:style-name="T38_150"><text:s/></text:span><text:span text:style-name="T38_151">кол</text:span><text:span text:style-name="T38_152">-</text:span><text:span text:style-name="T38_153">во</text:span><text:span text:style-name="T38_154"><text:s/></text:span><text:span text:style-name="T38_155">раз</text:span><text:span text:style-name="T38_156">.<text:s/></text:span><text:span text:style-name="T38_157">Трэк</text:span><text:span text:style-name="T38_158"><text:s/></text:span><text:span text:style-name="T38_159">не</text:span><text:span text:style-name="T38_160"><text:s/></text:span><text:span text:style-name="T38_161">прослушанный</text:span><text:span text:style-name="T38_162"><text:s/></text:span><text:span text:style-name="T38_163">ни</text:span><text:span text:style-name="T38_164"><text:s/></text:span><text:span text:style-name="T38_165">разу</text:span><text:span text:style-name="T38_166"><text:s/></text:span><text:span text:style-name="T38_167">не</text:span><text:span text:style-name="T38_168"><text:s/></text:span><text:span text:style-name="T38_169">удаляется</text:span><text:span text:style-name="T38_170"><text:s/></text:span><text:span text:style-name="T38_171">для</text:span><text:span text:style-name="T38_172"><text:s/></text:span><text:span text:style-name="T38_173">чистки</text:span><text:span text:style-name="T38_174">,<text:s/></text:span><text:span text:style-name="T38_175">так</text:span><text:span text:style-name="T38_176"><text:s/></text:span><text:span text:style-name="T38_177">как</text:span><text:span text:style-name="T38_178"><text:s/></text:span><text:span text:style-name="T38_179">нет</text:span><text:span text:style-name="T38_180"><text:s/></text:span><text:span text:style-name="T38_181">смысла</text:span><text:span text:style-name="T38_182"><text:s/></text:span><text:span text:style-name="T38_183">удалять</text:span><text:span text:style-name="T38_184"><text:s/></text:span><text:span text:style-name="T38_185">непрослушанный</text:span><text:span text:style-name="T38_186"><text:s/></text:span><text:span text:style-name="T38_187">трэк</text:span><text:span text:style-name="T38_188"><text:s/></text:span><text:span text:style-name="T38_189">что</text:span><text:span text:style-name="T38_190"><text:s/></text:span><text:span text:style-name="T38_191">бы</text:span><text:span text:style-name="T38_192"><text:s/></text:span><text:span text:style-name="T38_193">скачать</text:span><text:span text:style-name="T38_194"><text:s/></text:span><text:span text:style-name="T38_195">опять</text:span><text:span text:style-name="T38_196"><text:s/></text:span><text:span text:style-name="T38_197">непрослушанный</text:span><text:span text:style-name="T38_198">.<text:s/>“</text:span><text:span text:style-name="T38_199">Лишние</text:span><text:span text:style-name="T38_200">”<text:s/></text:span><text:span text:style-name="T38_201">трэки</text:span><text:span text:style-name="T38_202"><text:s/></text:span><text:span text:style-name="T38_203">ищутся</text:span><text:span text:style-name="T38_204"><text:s/></text:span><text:span text:style-name="T38_205">только</text:span><text:span text:style-name="T38_206"><text:s/></text:span><text:span text:style-name="T38_207">среди</text:span><text:span text:style-name="T38_208"><text:s/></text:span><text:span text:style-name="T38_209">тех</text:span><text:span text:style-name="T38_210"><text:s/></text:span><text:span text:style-name="T38_211">у</text:span><text:span text:style-name="T38_212"><text:s/></text:span><text:span text:style-name="T38_213">которых</text:span><text:span text:style-name="T38_214"><text:s/></text:span><text:span text:style-name="T38_215">отправлена</text:span><text:span text:style-name="T38_216"><text:s/></text:span><text:span text:style-name="T38_217">вся</text:span><text:span text:style-name="T38_218"><text:s/></text:span><text:span text:style-name="T38_219">статистика</text:span><text:span text:style-name="T38_220"><text:s/></text:span><text:span text:style-name="T38_221">по</text:span><text:span text:style-name="T38_222"><text:s/></text:span><text:span text:style-name="T38_223">файлу</text:span><text:span text:style-name="T38_224">,<text:s/></text:span><text:span text:style-name="T38_225">после</text:span><text:span text:style-name="T38_226"><text:s/></text:span><text:span text:style-name="T38_227">удаления</text:span><text:span text:style-name="T38_228"><text:s/></text:span><text:span text:style-name="T38_229">трэка</text:span><text:span text:style-name="T38_230"><text:s/></text:span><text:span text:style-name="T38_231">удаляется</text:span><text:span text:style-name="T38_232"><text:s/></text:span><text:span text:style-name="T38_233">и</text:span><text:span text:style-name="T38_234"><text:s/></text:span><text:span text:style-name="T38_235">локальная</text:span><text:span text:style-name="T38_236"><text:s/></text:span><text:span text:style-name="T38_237">статистика</text:span><text:span text:style-name="T38_238"><text:s/></text:span><text:span text:style-name="T38_239">из</text:span><text:span text:style-name="T38_240"><text:s/></text:span><text:span text:style-name="T38_241">БД</text:span><text:span text:style-name="T38_242"><text:s/></text:span><text:span text:style-name="T38_243">по</text:span><text:span text:style-name="T38_244"><text:s/></text:span><text:span text:style-name="T38_245">данному</text:span><text:span text:style-name="T38_246"><text:s/></text:span><text:span text:style-name="T38_247">трэку</text:span><text:span text:style-name="T38_248">.</text:span></text:p>
      <text:p text:style-name="P39"><text:span text:style-name="T39_1">“</text:span><text:span text:style-name="T39_2">Новые</text:span><text:span text:style-name="T39_3">”<text:s/></text:span><text:span text:style-name="T39_4">трэки</text:span><text:span text:style-name="T39_5"><text:s/></text:span><text:span text:style-name="T39_6">скачиваются</text:span><text:span text:style-name="T39_7"><text:s/></text:span><text:span text:style-name="T39_8">с</text:span><text:span text:style-name="T39_9"><text:s/></text:span><text:span text:style-name="T39_10">сервера</text:span><text:span text:style-name="T39_11"><text:s/></text:span><text:span text:style-name="T39_12">пока</text:span><text:span text:style-name="T39_13"><text:s/></text:span><text:span text:style-name="T39_14">есть</text:span><text:span text:style-name="T39_15"><text:s/></text:span><text:span text:style-name="T39_16">свободное</text:span><text:span text:style-name="T39_17"><text:s/></text:span><text:span text:style-name="T39_18">место</text:span><text:span text:style-name="T39_19"><text:s/></text:span><text:span text:style-name="T39_20">в</text:span><text:span text:style-name="T39_21"><text:s/></text:span><text:span text:style-name="T39_22">кэше</text:span><text:span text:style-name="T39_23">.<text:s/></text:span><text:span text:style-name="T39_24">Сначала</text:span><text:span text:style-name="T39_25"><text:s/></text:span><text:span text:style-name="T39_26">получается</text:span><text:span text:style-name="T39_27"><text:s/></text:span><text:span text:style-name="T39_28">TrackID</text:span><text:span text:style-name="T39_29">,<text:s/></text:span><text:span text:style-name="T39_30">если</text:span><text:span text:style-name="T39_31"><text:s/></text:span><text:span text:style-name="T39_32">данный</text:span><text:span text:style-name="T39_33"><text:s/></text:span><text:span text:style-name="T39_34">трэк</text:span><text:span text:style-name="T39_35"><text:s/></text:span><text:span text:style-name="T39_36">не</text:span><text:span text:style-name="T39_37"><text:s/></text:span><text:span text:style-name="T39_38">скачан</text:span><text:span text:style-name="T39_39"><text:s/></text:span><text:span text:style-name="T39_40">то</text:span><text:span text:style-name="T39_41"><text:s/></text:span><text:span text:style-name="T39_42">запрашивается</text:span><text:span text:style-name="T39_43"><text:s/></text:span><text:span text:style-name="T39_44">данный</text:span><text:span text:style-name="T39_45"><text:s/></text:span><text:span text:style-name="T39_46">трэк</text:span><text:span text:style-name="T39_47"><text:s/></text:span><text:span text:style-name="T39_48">и</text:span><text:span text:style-name="T39_49"><text:s/></text:span><text:span text:style-name="T39_50">сохраняется</text:span><text:span text:style-name="T39_51"><text:s/></text:span><text:span text:style-name="T39_52">в</text:span><text:span text:style-name="T39_53"><text:s/></text:span><text:span text:style-name="T39_54">кэш</text:span><text:span text:style-name="T39_55">.</text:span></text:p>
      <text:p text:style-name="P40"><text:span text:style-name="T40_1">Работу</text:span><text:span text:style-name="T40_2"><text:s/></text:span><text:span text:style-name="T40_3">в</text:span><text:span text:style-name="T40_4"><text:s/></text:span><text:span text:style-name="T40_5">фоновом</text:span><text:span text:style-name="T40_6"><text:s/></text:span><text:span text:style-name="T40_7">режиме</text:span><text:span text:style-name="T40_8"><text:s/></text:span><text:span text:style-name="T40_9">надо</text:span><text:span text:style-name="T40_10"><text:s/></text:span><text:span text:style-name="T40_11">минимизировать</text:span><text:span text:style-name="T40_12"><text:s/></text:span><text:span text:style-name="T40_13">таким</text:span><text:span text:style-name="T40_14"><text:s/></text:span><text:span text:style-name="T40_15">образом</text:span><text:span text:style-name="T40_16"><text:s/></text:span><text:span text:style-name="T40_17">что</text:span><text:span text:style-name="T40_18"><text:s/></text:span><text:span text:style-name="T40_19">бы</text:span><text:span text:style-name="T40_20"><text:s/></text:span><text:span text:style-name="T40_21">не</text:span><text:span text:style-name="T40_22"><text:s/></text:span><text:span text:style-name="T40_23">происходило</text:span><text:span text:style-name="T40_24"><text:s/></text:span><text:span text:style-name="T40_25">быстрого</text:span><text:span text:style-name="T40_26"><text:s/></text:span><text:span text:style-name="T40_27">расхода</text:span><text:span text:style-name="T40_28"><text:s/></text:span><text:span text:style-name="T40_29">батареи</text:span><text:span text:style-name="T40_30">.<text:s/></text:span></text:p>
      <text:p text:style-name="P41"><text:span text:style-name="T41_1">Обучение</text:span><text:span text:style-name="T41_2"><text:s/></text:span><text:span text:style-name="T41_3">работе</text:span><text:span text:style-name="T41_4"><text:s/></text:span><text:span text:style-name="T41_5">с</text:span><text:span text:style-name="T41_6"><text:s/></text:span><text:span text:style-name="T41_7">программой</text:span><text:span text:style-name="T41_8"><text:s/></text:span><text:span text:style-name="T41_9">должно</text:span><text:span text:style-name="T41_10"><text:s/></text:span><text:span text:style-name="T41_11">происходить</text:span><text:span text:style-name="T41_12"><text:s/></text:span><text:span text:style-name="T41_13">в</text:span><text:span text:style-name="T41_14"><text:s/></text:span><text:span text:style-name="T41_15">последовательном</text:span><text:span text:style-name="T41_16"><text:s/></text:span><text:span text:style-name="T41_17">режиме</text:span><text:span text:style-name="T41_18"><text:s/></text:span><text:span text:style-name="T41_19">подобно</text:span><text:span text:style-name="T41_20"><text:s/></text:span><text:span text:style-name="T41_21">тому</text:span><text:span text:style-name="T41_22"><text:s/></text:span><text:span text:style-name="T41_23">как</text:span><text:span text:style-name="T41_24"><text:s/></text:span><text:span text:style-name="T41_25">это</text:span><text:span text:style-name="T41_26"><text:s/></text:span><text:span text:style-name="T41_27">сделано</text:span><text:span text:style-name="T41_28"><text:s/></text:span><text:span text:style-name="T41_29">в</text:span><text:span text:style-name="T41_30"><text:s/></text:span><text:span text:style-name="T41_31">Yandex</text:span><text:span text:style-name="T41_32"><text:s/></text:span><text:span text:style-name="T41_33">Music</text:span><text:span text:style-name="T41_34">.<text:s/></text:span></text:p>
      <text:list text:style-name="LS1" xml:id="list0">
        <text:list-item>
          <text:p text:style-name="P42"><text:span text:style-name="T42_1">При</text:span><text:span text:style-name="T42_2"><text:s/></text:span><text:span text:style-name="T42_3">первом</text:span><text:span text:style-name="T42_4"><text:s/></text:span><text:span text:style-name="T42_5">запуске</text:span><text:span text:style-name="T42_6"><text:s/></text:span><text:span text:style-name="T42_7">программа</text:span><text:span text:style-name="T42_8"><text:s/></text:span><text:span text:style-name="T42_9">сообщает</text:span><text:span text:style-name="T42_10"><text:s/></text:span><text:span text:style-name="T42_11">что</text:span><text:span text:style-name="T42_12"><text:s/></text:span><text:span text:style-name="T42_13">ей</text:span><text:span text:style-name="T42_14"><text:s/></text:span><text:span text:style-name="T42_15">нужно</text:span><text:span text:style-name="T42_16"><text:s/></text:span><text:span text:style-name="T42_17">периодически</text:span><text:span text:style-name="T42_18"><text:s/></text:span><text:span text:style-name="T42_19">соединение</text:span><text:span text:style-name="T42_20"><text:s/></text:span><text:span text:style-name="T42_21">с</text:span><text:span text:style-name="T42_22"><text:s/></text:span><text:span text:style-name="T42_23">сервером</text:span><text:span text:style-name="T42_24">,<text:s/></text:span><text:span text:style-name="T42_25">что</text:span><text:span text:style-name="T42_26"><text:s/></text:span><text:span text:style-name="T42_27">бы</text:span><text:span text:style-name="T42_28"><text:s/></text:span><text:span text:style-name="T42_29">пополнять</text:span><text:span text:style-name="T42_30"><text:s/></text:span><text:span text:style-name="T42_31">кэш</text:span><text:span text:style-name="T42_32">.<text:s/></text:span></text:p>
        </text:list-item>
        <text:list-item>
          <text:p text:style-name="P43"><text:span text:style-name="T43_1">При</text:span><text:span text:style-name="T43_2"><text:s/></text:span><text:span text:style-name="T43_3">первом</text:span><text:span text:style-name="T43_4"><text:s/></text:span><text:span text:style-name="T43_5">нажатие</text:span><text:span text:style-name="T43_6"><text:s/></text:span><text:span text:style-name="T43_7">кнопки</text:span><text:span text:style-name="T43_8"><text:s/></text:span><text:span text:style-name="T43_9">Next</text:span><text:span text:style-name="T43_10"><text:s/></text:span><text:span text:style-name="T43_11">программа</text:span><text:span text:style-name="T43_12"><text:s/></text:span><text:span text:style-name="T43_13">сообщает</text:span><text:span text:style-name="T43_14">,<text:s/></text:span><text:span text:style-name="T43_15">что</text:span><text:span text:style-name="T43_16"><text:s/></text:span><text:span text:style-name="T43_17">она</text:span><text:span text:style-name="T43_18"><text:s/></text:span><text:span text:style-name="T43_19">запоминает</text:span><text:span text:style-name="T43_20"><text:s/></text:span><text:span text:style-name="T43_21">статистику</text:span><text:span text:style-name="T43_22"><text:s/></text:span><text:span text:style-name="T43_23">пропусков</text:span><text:span text:style-name="T43_24"><text:s/></text:span><text:span text:style-name="T43_25">трэков</text:span><text:span text:style-name="T43_26"><text:s/></text:span><text:span text:style-name="T43_27">и</text:span><text:span text:style-name="T43_28"><text:s/></text:span><text:span text:style-name="T43_29">если</text:span><text:span text:style-name="T43_30"><text:s/></text:span><text:span text:style-name="T43_31">трэк</text:span><text:span text:style-name="T43_32"><text:s/></text:span><text:span text:style-name="T43_33">пропускается</text:span><text:span text:style-name="T43_34"><text:s/></text:span><text:span text:style-name="T43_35">чаще</text:span><text:span text:style-name="T43_36"><text:s/></text:span><text:span text:style-name="T43_37">чем</text:span><text:span text:style-name="T43_38"><text:s/></text:span><text:span text:style-name="T43_39">прослушивается</text:span><text:span text:style-name="T43_40"><text:s/></text:span><text:span text:style-name="T43_41">до</text:span><text:span text:style-name="T43_42"><text:s/></text:span><text:span text:style-name="T43_43">конца</text:span><text:span text:style-name="T43_44"><text:s/></text:span><text:span text:style-name="T43_45">то</text:span><text:span text:style-name="T43_46"><text:s/></text:span><text:span text:style-name="T43_47">тем</text:span><text:span text:style-name="T43_48"><text:s/></text:span><text:span text:style-name="T43_49">меньше</text:span><text:span text:style-name="T43_50"><text:s/></text:span><text:span text:style-name="T43_51">шансов</text:span><text:span text:style-name="T43_52"><text:s/></text:span><text:span text:style-name="T43_53">его</text:span><text:span text:style-name="T43_54"><text:s/></text:span><text:span text:style-name="T43_55">услышать</text:span><text:span text:style-name="T43_56"><text:s/></text:span><text:span text:style-name="T43_57">вновь</text:span><text:span text:style-name="T43_58">.</text:span></text:p>
        </text:list-item>
      </text:list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